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974cm" fo:min-width="12.708cm"/>
    </style:style>
    <style:style style:name="gr2" style:family="graphic" style:parent-style-name="standard">
      <style:graphic-properties draw:stroke="none" draw:fill-color="#ffe5ca" draw:textarea-horizontal-align="justify" draw:textarea-vertical-align="middle" draw:auto-grow-height="false" fo:min-height="2.798cm" fo:min-width="7.247cm"/>
    </style:style>
    <style:style style:name="gr3" style:family="graphic" style:parent-style-name="standard">
      <style:graphic-properties draw:stroke="none" draw:fill-color="#ffe5ca" draw:textarea-horizontal-align="justify" draw:textarea-vertical-align="middle" draw:auto-grow-height="false" fo:min-height="3.56cm" fo:min-width="6.485cm"/>
    </style:style>
    <style:style style:name="gr4" style:family="graphic" style:parent-style-name="standard">
      <style:graphic-properties draw:stroke="none" draw:fill-color="#ffe5ca" draw:textarea-horizontal-align="justify" draw:textarea-vertical-align="middle" draw:auto-grow-height="false" fo:min-height="3.052cm" fo:min-width="7.247cm"/>
    </style:style>
    <style:style style:name="gr5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draw:fill-color="#fffbcc" draw:textarea-horizontal-align="justify" draw:textarea-vertical-align="middle" draw:auto-grow-height="false" fo:min-height="2.163cm" fo:min-width="6.485cm"/>
    </style:style>
    <style:style style:name="gr7" style:family="graphic" style:parent-style-name="standard">
      <style:graphic-properties draw:stroke="none" draw:fill-color="#ffe5ca" draw:textarea-horizontal-align="justify" draw:textarea-vertical-align="middle" draw:auto-grow-height="false" fo:min-height="3.941cm" fo:min-width="6.485cm"/>
    </style:style>
    <style:style style:name="gr8" style:family="graphic" style:parent-style-name="standard">
      <style:graphic-properties draw:stroke="none" draw:fill-color="#fffbcc" draw:textarea-horizontal-align="justify" draw:textarea-vertical-align="middle" draw:auto-grow-height="false" fo:min-height="2.417cm" fo:min-width="6.104cm"/>
    </style:style>
    <style:style style:name="gr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37.666cm" fo:min-width="55.486cm"/>
    </style:style>
    <style:style style:name="gr10" style:family="graphic" style:parent-style-name="standard">
      <style:graphic-properties draw:stroke="none" draw:fill-color="#ffe5ca" draw:textarea-horizontal-align="justify" draw:textarea-vertical-align="middle" draw:auto-grow-height="false" fo:min-height="3.306cm" fo:min-width="7.382cm"/>
    </style:style>
    <style:style style:name="gr11" style:family="graphic" style:parent-style-name="standard">
      <style:graphic-properties draw:stroke="none" draw:fill-color="#ffe5ca" draw:textarea-horizontal-align="justify" draw:textarea-vertical-align="middle" draw:auto-grow-height="false" fo:min-height="2.798cm" fo:min-width="6.775cm"/>
    </style:style>
    <style:style style:name="gr12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draw:fill-color="#dfcce4" draw:textarea-horizontal-align="justify" draw:textarea-vertical-align="middle" draw:auto-grow-height="false" fo:min-height="2.418cm" fo:min-width="2.612cm"/>
    </style:style>
    <style:style style:name="gr14" style:family="graphic" style:parent-style-name="standard">
      <style:graphic-properties draw:stroke="none" draw:fill-color="#ffe5ca" draw:textarea-horizontal-align="justify" draw:textarea-vertical-align="middle" draw:auto-grow-height="false" fo:min-height="3.052cm" fo:min-width="6.17cm"/>
    </style:style>
    <style:style style:name="gr15" style:family="graphic" style:parent-style-name="standard">
      <style:graphic-properties draw:stroke="none" draw:fill-color="#adc5e7" draw:textarea-horizontal-align="justify" draw:textarea-vertical-align="middle" draw:auto-grow-height="false" fo:min-height="0.739cm" fo:min-width="1.387cm"/>
    </style:style>
    <style:style style:name="gr16" style:family="graphic" style:parent-style-name="standard">
      <style:graphic-properties draw:stroke="none" draw:fill-color="#ffe5ca" draw:textarea-horizontal-align="justify" draw:textarea-vertical-align="middle" draw:auto-grow-height="false" fo:min-height="4.83cm" fo:min-width="8.456cm"/>
    </style:style>
    <style:style style:name="gr17" style:family="graphic" style:parent-style-name="standard">
      <style:graphic-properties draw:stroke="none" draw:fill-color="#bee3d3" draw:textarea-horizontal-align="justify" draw:textarea-vertical-align="middle" draw:auto-grow-height="false" fo:min-height="3.991cm" fo:min-width="9.202cm"/>
    </style:style>
    <style:style style:name="gr18" style:family="graphic" style:parent-style-name="standard">
      <style:graphic-properties draw:stroke="none" draw:fill-color="#bce4e5" draw:textarea-horizontal-align="justify" draw:textarea-vertical-align="middle" draw:auto-grow-height="false" fo:min-height="2.54cm" fo:min-width="7.31cm"/>
    </style:style>
    <style:style style:name="gr19" style:family="graphic" style:parent-style-name="standard">
      <style:graphic-properties draw:stroke="none" draw:fill-color="#bee3d3" draw:textarea-horizontal-align="justify" draw:textarea-vertical-align="middle" draw:auto-grow-height="false" fo:min-height="2.845cm" fo:min-width="7.421cm"/>
    </style:style>
    <style:style style:name="gr20" style:family="graphic" style:parent-style-name="standard" style:list-style-name="L1">
      <style:graphic-properties draw:stroke="none" draw:fill-color="#bee3d3" draw:textarea-horizontal-align="justify" draw:textarea-vertical-align="middle" draw:auto-grow-height="false" fo:min-height="4.221cm" fo:min-width="5.749cm"/>
    </style:style>
    <style:style style:name="gr21" style:family="graphic" style:parent-style-name="standard" style:list-style-name="L1">
      <style:graphic-properties draw:stroke="none" draw:fill-color="#bee3d3" draw:textarea-horizontal-align="justify" draw:textarea-vertical-align="middle" draw:auto-grow-height="false" fo:min-height="3.303cm" fo:min-width="6.99cm"/>
    </style:style>
    <style:style style:name="gr22" style:family="graphic" style:parent-style-name="standard">
      <style:graphic-properties draw:stroke="none" draw:fill-color="#fcd4d1" draw:textarea-horizontal-align="justify" draw:textarea-vertical-align="middle" draw:auto-grow-height="false" fo:min-height="1.906cm" fo:min-width="4.069cm"/>
    </style:style>
    <style:style style:name="gr23" style:family="graphic" style:parent-style-name="standard">
      <style:graphic-properties draw:stroke="none" draw:fill-color="#dfcce4" draw:textarea-horizontal-align="justify" draw:textarea-vertical-align="middle" draw:auto-grow-height="false" fo:min-height="3.56cm" fo:min-width="3.628cm"/>
    </style:style>
    <style:style style:name="gr24" style:family="graphic" style:parent-style-name="standard">
      <style:graphic-properties draw:stroke="none" draw:fill-color="#dfcce4" draw:textarea-horizontal-align="justify" draw:textarea-vertical-align="middle" draw:auto-grow-height="false" fo:min-height="3.434cm" fo:min-width="4.517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5c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b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dfcce4"/>
      <style:paragraph-properties fo:text-align="center"/>
    </style:style>
    <style:style style:name="P9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bee3d3"/>
      <style:paragraph-properties fo:text-align="center"/>
    </style:style>
    <style:style style:name="P11" style:family="paragraph">
      <loext:graphic-properties draw:fill-color="#bce4e5"/>
      <style:paragraph-properties fo:text-align="center"/>
    </style:style>
    <style:style style:name="P12" style:family="paragraph">
      <loext:graphic-properties draw:fill-color="#bee3d3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cd4d1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14.224cm" svg:x="17.006cm" svg:y="20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747cm" svg:height="3.048cm" svg:x="9.45cm" svg:y="0.276cm">
          <text:p text:style-name="P2">Fetch IDs of</text:p>
          <text:p text:style-name="P2">failed builds</text:p>
          <text:p text:style-name="P2">younger than</text:p>
          <text:p text:style-name="P2">a certain 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6.985cm" svg:height="3.81cm" svg:x="9.831cm" svg:y="4.975cm">
          <text:p text:style-name="P2">Store those build IDs</text:p>
          <text:p text:style-name="P2">in database.</text:p>
          <text:p text:style-name="P2">Newly stored</text:p>
          <text:p text:style-name="P2">IDs have not been</text:p>
          <text:p text:style-name="P2">“visited” yet.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747cm" svg:height="3.302cm" svg:x="9.45cm" svg:y="15.369cm">
          <text:p text:style-name="P2"><text:span text:style-name="T1">From the database,</text:span></text:p>
          <text:p text:style-name="P2"><text:span text:style-name="T1">query for the subset of</text:span></text:p>
          <text:p text:style-name="P2"><text:span text:style-name="T1">build IDs that have</text:span></text:p>
          <text:p text:style-name="P2"><text:span text:style-name="T2">not</text:span><text:span text:style-name="T1"> been “visited”.</text:span>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323cm" svg:y1="3.324cm" svg:x2="13.323cm" svg:y2="4.975cm" draw:start-shape="id1" draw:end-shape="id2" draw:end-glue-point="0" svg:d="M13323 3324v1651" svg:viewBox="0 0 1 1652">
          <text:p/>
        </draw:connector>
        <draw:connector draw:style-name="gr5" draw:text-style-name="P4" draw:layer="layout" svg:x1="13.323cm" svg:y1="8.785cm" svg:x2="13.323cm" svg:y2="10.317cm" draw:start-shape="id2" draw:end-shape="id3" draw:end-glue-point="0" svg:d="M13323 8785v1532" svg:viewBox="0 0 1 1533">
          <text:p/>
        </draw:connector>
        <draw:connector draw:style-name="gr5" draw:text-style-name="P4" draw:layer="layout" svg:x1="17.197cm" svg:y1="17.02cm" svg:x2="19.516cm" svg:y2="17.02cm" draw:start-shape="id4" draw:start-glue-point="1" draw:end-shape="id5" draw:end-glue-point="3" svg:d="M17197 17020h2319" svg:viewBox="0 0 2320 1">
          <text:p/>
        </draw:connector>
        <draw:custom-shape draw:style-name="gr6" draw:text-style-name="P5" xml:id="id5" draw:id="id5" draw:layer="layout" svg:width="6.985cm" svg:height="2.413cm" svg:x="19.516cm" svg:y="15.814cm">
          <text:p text:style-name="P2">For each</text:p>
          <text:p text:style-name="P2"><text:span text:style-name="T3">unvisited</text:span> build: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3.008cm" svg:y1="26.475cm" svg:x2="23.008cm" svg:y2="29.396cm" draw:start-shape="id6" draw:start-glue-point="2" draw:end-shape="id7" draw:end-glue-point="0" svg:d="M23008 26475v2921" svg:viewBox="0 0 1 2922">
          <text:p/>
        </draw:connector>
        <draw:custom-shape draw:style-name="gr7" draw:text-style-name="P3" xml:id="id7" draw:id="id7" draw:layer="layout" svg:width="6.985cm" svg:height="4.191cm" svg:x="19.516cm" svg:y="29.396cm">
          <text:p text:style-name="P2">Record the failure</text:p>
          <text:p text:style-name="P6"><text:span text:style-name="T1">stage, and whether </text:span>there exists an associated</text:p>
          <text:p text:style-name="P2"><text:span text:style-name="T1">console log</text:span>, to database.</text:p>
          <text:p text:style-name="P2"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0.147cm" svg:x1="26.501cm" svg:y1="31.491cm" svg:x2="31.861cm" svg:y2="11.972cm" draw:start-shape="id7" draw:start-glue-point="1" draw:end-shape="id8" draw:end-glue-point="3" svg:d="M26501 31491h2532v-19519h2828" svg:viewBox="0 0 5361 19520">
          <text:p/>
        </draw:connector>
        <draw:custom-shape draw:style-name="gr8" draw:text-style-name="P5" xml:id="id9" draw:id="id9" draw:layer="layout" svg:width="6.604cm" svg:height="2.667cm" svg:x="19.706cm" svg:y="10.635cm">
          <text:p text:style-name="P2">For each</text:p>
          <text:p text:style-name="P2"><text:span text:style-name="T3">visited</text:span> build: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747cm" svg:height="3.302cm" svg:x="9.45cm" svg:y="10.317cm">
          <text:p text:style-name="P2"><text:span text:style-name="T1">From the database,</text:span></text:p>
          <text:p text:style-name="P2"><text:span text:style-name="T1">query for the subset of</text:span></text:p>
          <text:p text:style-name="P2"><text:span text:style-name="T1">build IDs that </text:span><text:span text:style-name="T2">have</text:span></text:p>
          <text:p text:style-name="P2"><text:span text:style-name="T1">been “visited”.</text:span>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323cm" svg:y1="13.619cm" svg:x2="13.323cm" svg:y2="15.369cm" draw:start-shape="id3" draw:start-glue-point="2" draw:end-shape="id4" draw:end-glue-point="0" svg:d="M13323 13619v1750" svg:viewBox="0 0 1 1751">
          <text:p/>
        </draw:connector>
        <draw:connector draw:style-name="gr5" draw:text-style-name="P4" draw:layer="layout" svg:x1="17.197cm" svg:y1="11.968cm" svg:x2="19.706cm" svg:y2="11.968cm" draw:start-shape="id3" draw:start-glue-point="1" draw:end-shape="id9" draw:end-glue-point="3" svg:d="M17197 11968h2509" svg:viewBox="0 0 2510 1">
          <text:p/>
        </draw:connector>
        <draw:custom-shape draw:style-name="gr9" draw:text-style-name="P1" draw:layer="layout" svg:width="55.986cm" svg:height="37.916cm" svg:x="33.533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2" draw:id="id12" draw:layer="layout" svg:width="7.882cm" svg:height="3.556cm" svg:x="45.947cm" svg:y="16.183cm">
          <text:p text:style-name="P2">Get all <text:span text:style-name="T3">non-retired</text:span></text:p>
          <text:p text:style-name="P2">patterns this</text:p>
          <text:p text:style-name="P2">build has not yet</text:p>
          <text:p text:style-name="P2">been scanned with.</text:p>
          <draw:enhanced-geometry svg:viewBox="0 0 21600 21600" draw:type="rectangle" draw:enhanced-path="M 0 0 L 21600 0 21600 21600 0 21600 0 0 Z N"/>
        </draw:custom-shape>
        <draw:custom-shape draw:style-name="gr11" draw:text-style-name="P3" xml:id="id15" draw:id="id15" draw:layer="layout" svg:width="7.275cm" svg:height="3.048cm" svg:x="58.356cm" svg:y="37.165cm">
          <text:p text:style-name="P2">Scan in-memory log</text:p>
          <text:p text:style-name="P2">with each unscanned</text:p>
          <text:p text:style-name="P2">pattern. <text:s/>Record</text:p>
          <text:p text:style-name="P2">matches to database.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" draw:id="id16" draw:layer="layout" svg:width="7.882cm" svg:height="3.556cm" svg:x="47.552cm" svg:y="36.911cm">
          <text:p text:style-name="P2">Record the latest pattern</text:p>
          <text:p text:style-name="P2">ID this build was scanned with.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5.741cm" svg:y1="25.184cm" svg:x2="39.883cm" svg:y2="25.057cm" draw:start-shape="id10" draw:start-glue-point="5" draw:end-shape="id11" draw:end-glue-point="7" svg:d="M45741 25184h-2929v-127h-2929" svg:viewBox="0 0 5859 128">
          <text:p/>
        </draw:connector>
        <draw:connector draw:style-name="gr5" draw:text-style-name="P4" draw:layer="layout" svg:x1="49.888cm" svg:y1="19.739cm" svg:x2="49.869cm" svg:y2="21.374cm" draw:start-shape="id12" draw:start-glue-point="2" draw:end-shape="id10" draw:end-glue-point="4" svg:d="M49888 19739v818h-19v817" svg:viewBox="0 0 20 1636">
          <text:p/>
        </draw:connector>
        <draw:connector draw:style-name="gr12" draw:text-style-name="P7" draw:layer="layout" svg:x1="61.994cm" svg:y1="27.724cm" svg:x2="61.993cm" svg:y2="31.661cm" draw:start-shape="id13" draw:start-glue-point="6" draw:end-shape="id14" draw:end-glue-point="0" svg:d="M61994 27724v1969h-1v1968" svg:viewBox="0 0 2 3938">
          <text:p text:style-name="P2"><text:span text:style-name="T3"/></text:p>
        </draw:connector>
        <draw:connector draw:style-name="gr5" draw:text-style-name="P4" draw:layer="layout" svg:x1="58.356cm" svg:y1="38.689cm" svg:x2="55.434cm" svg:y2="38.689cm" draw:start-shape="id15" draw:end-shape="id16" draw:end-glue-point="1" svg:d="M58356 38689h-2922" svg:viewBox="0 0 2923 1">
          <text:p/>
        </draw:connector>
        <draw:connector draw:style-name="gr5" draw:text-style-name="P4" draw:layer="layout" draw:line-skew="-0.761cm" svg:x1="26.31cm" svg:y1="11.968cm" svg:x2="31.861cm" svg:y2="11.972cm" draw:start-shape="id9" draw:start-glue-point="1" draw:end-shape="id8" svg:d="M26310 11968h2014v4h3537" svg:viewBox="0 0 5552 5">
          <text:p/>
        </draw:connector>
        <draw:custom-shape draw:style-name="gr13" draw:text-style-name="P8" xml:id="id13" draw:id="id13" draw:layer="layout" svg:width="6.223cm" svg:height="5.334cm" svg:x="58.882cm" svg:y="22.39cm">
          <text:p text:style-name="P2">Does</text:p>
          <text:p text:style-name="P2">the console log exist on dis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xml:id="id18" draw:id="id18" draw:layer="layout" svg:width="6.67cm" svg:height="3.302cm" svg:x="72.06cm" svg:y="31.661cm">
          <text:p text:style-name="P2">Download the console</text:p>
          <text:p text:style-name="P2">log to memory</text:p>
          <draw:enhanced-geometry svg:viewBox="0 0 21600 21600" draw:type="rectangle" draw:enhanced-path="M 0 0 L 21600 0 21600 21600 0 21600 0 0 Z N"/>
        </draw:custom-shape>
        <draw:custom-shape draw:style-name="gr14" draw:text-style-name="P3" xml:id="id19" draw:id="id19" draw:layer="layout" svg:width="6.67cm" svg:height="3.302cm" svg:x="72.06cm" svg:y="37.038cm">
          <text:p text:style-name="P2">Store the log</text:p>
          <text:p text:style-name="P2">to disk.</text:p>
          <draw:enhanced-geometry svg:viewBox="0 0 21600 21600" draw:type="rectangle" draw:enhanced-path="M 0 0 L 21600 0 21600 21600 0 21600 0 0 Z N"/>
        </draw:custom-shape>
        <draw:custom-shape draw:style-name="gr14" draw:text-style-name="P3" xml:id="id14" draw:id="id14" draw:layer="layout" svg:width="6.67cm" svg:height="3.302cm" svg:x="58.658cm" svg:y="31.661cm">
          <text:p text:style-name="P2">Read the log from disk into memory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65.105cm" svg:y1="25.057cm" svg:x2="70.379cm" svg:y2="25.057cm" draw:start-shape="id13" draw:start-glue-point="7" draw:end-shape="id17" svg:d="M65105 25057h5274" svg:viewBox="0 0 5275 1">
          <text:p text:style-name="P2"><text:span text:style-name="T3"/></text:p>
        </draw:connector>
        <draw:custom-shape draw:style-name="gr15" draw:text-style-name="P9" draw:layer="layout" svg:width="2.667cm" svg:height="1.397cm" svg:x="65.614cm" svg:y="24.359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53.996cm" svg:y1="25.121cm" svg:x2="58.882cm" svg:y2="25.057cm" draw:end-shape="id13" draw:end-glue-point="5" svg:d="M53996 25121h2193v-64h2693" svg:viewBox="0 0 4887 65">
          <text:p/>
        </draw:connector>
        <draw:custom-shape draw:style-name="gr15" draw:text-style-name="P9" draw:layer="layout" svg:width="2.667cm" svg:height="1.397cm" svg:x="60.66cm" svg:y="28.359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75.395cm" svg:y1="34.963cm" svg:x2="75.395cm" svg:y2="37.038cm" draw:start-shape="id18" draw:start-glue-point="2" draw:end-shape="id19" draw:end-glue-point="0" svg:d="M75395 34963v2075" svg:viewBox="0 0 1 2076">
          <text:p/>
        </draw:connector>
        <draw:connector draw:style-name="gr12" draw:text-style-name="P7" draw:layer="layout" svg:x1="61.993cm" svg:y1="34.963cm" svg:x2="61.993cm" svg:y2="37.165cm" draw:start-shape="id14" draw:start-glue-point="2" draw:end-shape="id15" svg:d="M61993 34963v2202" svg:viewBox="0 0 1 2203">
          <text:p/>
        </draw:connector>
        <draw:connector draw:style-name="gr12" draw:text-style-name="P7" draw:layer="layout" svg:x1="72.06cm" svg:y1="38.689cm" svg:x2="65.631cm" svg:y2="38.689cm" draw:start-shape="id19" draw:start-glue-point="3" draw:end-shape="id15" draw:end-glue-point="1" svg:d="M72060 38689h-6429" svg:viewBox="0 0 6430 1">
          <text:p/>
        </draw:connector>
        <draw:custom-shape draw:style-name="gr14" draw:text-style-name="P3" xml:id="id20" draw:id="id20" draw:layer="layout" svg:width="6.67cm" svg:height="3.302cm" svg:x="79.269cm" svg:y="27.47cm">
          <text:p text:style-name="P2">“Re-visit” CircleCi</text:p>
          <text:p text:style-name="P2">to obtain a fresh</text:p>
          <text:p text:style-name="P2">console log</text:p>
          <text:p text:style-name="P2"><text:span text:style-name="T1"><text:s/></text:span>AWS download link</text:p>
          <draw:enhanced-geometry svg:viewBox="0 0 21600 21600" draw:type="rectangle" draw:enhanced-path="M 0 0 L 21600 0 21600 21600 0 21600 0 0 Z N"/>
        </draw:custom-shape>
        <draw:custom-shape draw:style-name="gr16" draw:text-style-name="P3" xml:id="id6" draw:id="id6" draw:layer="layout" svg:width="8.956cm" svg:height="5.08cm" svg:x="18.53cm" svg:y="21.395cm">
          <text:p text:style-name="P2">Visit CircleCi</text:p>
          <text:p text:style-name="P2">to determine:</text:p>
          <text:p text:style-name="P6"><text:span text:style-name="T2">* which stage failed</text:span></text:p>
          <text:p text:style-name="P6"><text:span text:style-name="T1">* </text:span><text:span text:style-name="T2">whether </text:span><text:span text:style-name="T3">there exists an associated </text:span><text:span text:style-name="T2">console log</text:span><text:span text:style-name="T1">,</text:span></text:p>
          <text:p text:style-name="P2">and obtain a temporary AWS download link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3.008cm" svg:y1="18.227cm" svg:x2="23.008cm" svg:y2="21.395cm" draw:start-shape="id5" draw:start-glue-point="2" draw:end-shape="id6" svg:d="M23008 18227v3168" svg:viewBox="0 0 1 3169">
          <text:p/>
        </draw:connector>
        <draw:connector draw:style-name="gr5" draw:text-style-name="P4" draw:layer="layout" svg:x1="82.604cm" svg:y1="30.772cm" svg:x2="78.73cm" svg:y2="33.312cm" draw:start-shape="id20" draw:start-glue-point="2" draw:end-shape="id18" draw:end-glue-point="1" svg:d="M82604 30772v2540h-3874" svg:viewBox="0 0 3875 2541">
          <text:p/>
        </draw:connector>
        <draw:custom-shape draw:style-name="gr17" draw:text-style-name="P10" draw:layer="layout" svg:width="10.16cm" svg:height="4.699cm" svg:x="39.1cm" svg:y="26.654cm">
          <text:p text:style-name="P2"><text:span text:style-name="T3">Note:</text:span> this flow avoids re-downloading a cache-evicted log if it is already up-to-date in its scanned pattern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0.16cm" svg:height="4.699cm" svg:x="7.429cm" svg:y="23.479cm">
          <text:p text:style-name="P2"><text:span text:style-name="T3">Note:</text:span> the AWS download link</text:p>
          <text:p text:style-name="P2">is time-sensitive, so each</text:p>
          <text:p text:style-name="P2">visitation should proceed</text:p>
          <text:p text:style-name="P2">to scanning immediately,</text:p>
          <text:p text:style-name="P2">rather than batching</text:p>
          <text:p text:style-name="P2">several visitation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8" draw:id="id8" draw:layer="layout" svg:width="10.668cm" svg:height="3.81cm" svg:x="31.861cm" svg:y="10.067cm">
          <text:p text:style-name="P2"><text:span text:style-name="T3">INPUT:</text:span></text:p>
          <text:p text:style-name="P2">A “Build” object which</text:p>
          <text:p text:style-name="P2"><text:span text:style-name="T3">may </text:span>or <text:span text:style-name="T3">may not</text:span></text:p>
          <text:p text:style-name="P2">possess a fresh</text:p>
          <text:p text:style-name="P2">AWS download URL</text:p>
          <draw:enhanced-geometry svg:viewBox="0 0 21600 21600" draw:glue-points="?f6 0 10800 ?f8 ?f11 10800 ?f9 21600 10800 ?f10 ?f5 10800" draw:text-areas="?f3 ?f3 ?f4 ?f4" draw:type="parallelogram" draw:modifiers="2746.60794203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8.255cm" svg:height="3.429cm" svg:x="64.881cm" svg:y="34.02cm">
          <text:p text:style-name="P2"><text:span text:style-name="T3">Gratuitous optimization:</text:span> scanning and writing to disk</text:p>
          <text:p text:style-name="P2">could be stream-processed</text:p>
          <text:p text:style-name="P2">on a per-line basi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21" draw:id="id21" draw:layer="layout" svg:width="6.223cm" svg:height="5.334cm" svg:x="34.041cm" svg:y="15.294cm">
          <text:p text:style-name="P2">Does</text:p>
          <text:p text:style-name="P2">a console log ex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40.264cm" svg:y1="17.961cm" svg:x2="45.947cm" svg:y2="17.961cm" draw:start-shape="id21" draw:start-glue-point="7" draw:end-shape="id12" svg:d="M40264 17961h5683" svg:viewBox="0 0 5684 1">
          <text:p/>
        </draw:connector>
        <draw:custom-shape draw:style-name="gr15" draw:text-style-name="P9" draw:layer="layout" svg:width="2.667cm" svg:height="1.397cm" svg:x="40.788cm" svg:y="17.263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6.731cm" svg:height="4.953cm" svg:x="23.304cm" svg:y="5.064cm">
          <text:p text:style-name="P6"><text:span text:style-name="T2">Note:</text:span><text:span text:style-name="T1"> this path</text:span></text:p>
          <text:p text:style-name="P6">“catches up” a previously visited</text:p>
          <text:p text:style-name="P6">build’s</text:p>
          <text:p text:style-name="P6">scans to the</text:p>
          <text:p text:style-name="P2">latest patt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7.874cm" svg:height="3.937cm" svg:x="1.206cm" svg:y="11.033cm">
          <text:p text:style-name="P6"><text:span text:style-name="T2">Note:</text:span><text:span text:style-name="T1"> we iterate over </text:span><text:span text:style-name="T2">visited</text:span><text:span text:style-name="T1"> builds before </text:span><text:span text:style-name="T2">unvisited</text:span><text:span text:style-name="T1"> since </text:span><text:span text:style-name="T1">they’re at risk of log </text:span><text:span text:style-name="T1">cache evic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1" draw:id="id11" draw:layer="layout" svg:width="5.461cm" svg:height="3.048cm" svg:x="34.422cm" svg:y="23.533cm">
          <text:p text:style-name="P2">Done with</text:p>
          <text:p text:style-name="P2">this build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svg:x1="37.153cm" svg:y1="20.628cm" svg:x2="37.152cm" svg:y2="23.533cm" draw:start-shape="id21" draw:start-glue-point="6" draw:end-shape="id11" draw:end-glue-point="0" svg:d="M37153 20628v1453h-1v1452" svg:viewBox="0 0 2 2906">
          <text:p/>
        </draw:connector>
        <draw:custom-shape draw:style-name="gr23" draw:text-style-name="P8" xml:id="id10" draw:id="id10" draw:layer="layout" svg:width="8.255cm" svg:height="7.62cm" svg:x="45.741cm" svg:y="21.374cm">
          <text:p text:style-name="P2">Does</text:p>
          <text:p text:style-name="P2">there exist at least one unscanned patter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9" draw:layer="layout" svg:width="2.667cm" svg:height="1.397cm" svg:x="42.312cm" svg:y="24.359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667cm" svg:height="1.397cm" svg:x="54.758cm" svg:y="24.359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667cm" svg:height="1.397cm" svg:x="35.819cm" svg:y="20.936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37.195cm" svg:y1="13.877cm" svg:x2="37.153cm" svg:y2="15.294cm" draw:start-shape="id8" draw:start-glue-point="8" draw:end-shape="id21" draw:end-glue-point="4" svg:d="M37195 13877v709h-42v708" svg:viewBox="0 0 43 1418">
          <text:p/>
        </draw:connector>
        <draw:connector draw:style-name="gr5" draw:text-style-name="P4" draw:layer="layout" svg:x1="47.552cm" svg:y1="38.689cm" svg:x2="37.152cm" svg:y2="26.581cm" draw:start-shape="id16" draw:start-glue-point="3" draw:end-shape="id11" draw:end-glue-point="2" svg:d="M47552 38689h-10400v-12108" svg:viewBox="0 0 10401 12109">
          <text:p/>
        </draw:connector>
        <draw:custom-shape draw:style-name="gr24" draw:text-style-name="P8" xml:id="id17" draw:id="id17" draw:layer="layout" svg:width="10.033cm" svg:height="7.366cm" svg:x="70.379cm" svg:y="21.374cm">
          <text:p text:style-name="P2">Were we passed <text:s/>a fresh AWS download UR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80.412cm" svg:y1="25.057cm" svg:x2="82.604cm" svg:y2="27.47cm" draw:start-shape="id17" draw:start-glue-point="7" draw:end-shape="id20" draw:end-glue-point="0" svg:d="M80412 25057h2192v2413" svg:viewBox="0 0 2193 2414">
          <text:p/>
        </draw:connector>
        <draw:connector draw:style-name="gr12" draw:text-style-name="P7" draw:layer="layout" svg:x1="75.396cm" svg:y1="28.74cm" svg:x2="75.395cm" svg:y2="31.661cm" draw:start-shape="id17" draw:start-glue-point="6" draw:end-shape="id18" draw:end-glue-point="0" svg:d="M75396 28740v1461h-1v1460" svg:viewBox="0 0 2 2922">
          <text:p/>
        </draw:connector>
        <draw:custom-shape draw:style-name="gr15" draw:text-style-name="P9" draw:layer="layout" svg:width="2.667cm" svg:height="1.397cm" svg:x="80.92cm" svg:y="24.359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667cm" svg:height="1.397cm" svg:x="74.062cm" svg:y="28.867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1cm" fo:margin-bottom="0cm" fo:margin-left="0.088cm" fo:margin-right="0cm" fo:page-width="91.44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6:42:25.382350285</meta:creation-date>
    <dc:date>2019-04-28T20:59:12.566942599</dc:date>
    <meta:editing-duration>PT2H16M22S</meta:editing-duration>
    <meta:editing-cycles>32</meta:editing-cycles>
    <meta:generator>LibreOffice/6.0.7.3$Linux_X86_64 LibreOffice_project/00m0$Build-3</meta:generator>
    <meta:document-statistic meta:object-count="61"/>
  </office:meta>
</office:document-meta>
</file>